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ersistenceManager.checkConsistency( String [ ] uuids , boolean recursive , boolean 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ersistenceManager.store( ChangeLog changeLo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PersistenceManager.createNew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ersistenceManager.createNew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